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7dc15" officeooo:paragraph-rsid="0017dc15"/>
    </style:style>
    <style:style style:name="P2" style:family="paragraph" style:parent-style-name="Standard">
      <style:paragraph-properties fo:text-align="center" style:justify-single-word="false"/>
      <style:text-properties officeooo:rsid="0017dc15" officeooo:paragraph-rsid="0017dc15"/>
    </style:style>
    <style:style style:name="P3" style:family="paragraph" style:parent-style-name="Standard" style:list-style-name="L1">
      <style:text-properties officeooo:paragraph-rsid="001f2b79"/>
    </style:style>
    <style:style style:name="P4" style:family="paragraph" style:parent-style-name="Standard" style:list-style-name="L1">
      <style:text-properties officeooo:rsid="0017dc15" officeooo:paragraph-rsid="0017dc15"/>
    </style:style>
    <style:style style:name="P5" style:family="paragraph" style:parent-style-name="Standard" style:list-style-name="L1">
      <style:text-properties officeooo:rsid="0017dc15" officeooo:paragraph-rsid="00194e4e"/>
    </style:style>
    <style:style style:name="P6" style:family="paragraph" style:parent-style-name="Standard" style:list-style-name="L1">
      <style:text-properties officeooo:rsid="00195ebe" officeooo:paragraph-rsid="00195ebe"/>
    </style:style>
    <style:style style:name="P7" style:family="paragraph" style:parent-style-name="Standard" style:list-style-name="L1">
      <style:text-properties officeooo:rsid="0019df3f" officeooo:paragraph-rsid="0019df3f"/>
    </style:style>
    <style:style style:name="P8" style:family="paragraph" style:parent-style-name="Standard" style:list-style-name="L1">
      <style:text-properties officeooo:rsid="00194e4e" officeooo:paragraph-rsid="00195ebe"/>
    </style:style>
    <style:style style:name="P9" style:family="paragraph" style:parent-style-name="Standard" style:list-style-name="L1">
      <style:text-properties officeooo:rsid="00194e4e" officeooo:paragraph-rsid="00194e4e"/>
    </style:style>
    <style:style style:name="P10" style:family="paragraph" style:parent-style-name="Standard" style:list-style-name="L1">
      <style:text-properties officeooo:rsid="00194e4e" officeooo:paragraph-rsid="0019df3f"/>
    </style:style>
    <style:style style:name="P11" style:family="paragraph" style:parent-style-name="Standard" style:list-style-name="L1">
      <style:text-properties officeooo:rsid="001b9479" officeooo:paragraph-rsid="001b9479"/>
    </style:style>
    <style:style style:name="P12" style:family="paragraph" style:parent-style-name="Standard" style:list-style-name="L1">
      <style:text-properties officeooo:rsid="001b9479" officeooo:paragraph-rsid="001b9479" fo:background-color="#ffff00"/>
    </style:style>
    <style:style style:name="P13" style:family="paragraph" style:parent-style-name="Standard" style:list-style-name="L1">
      <style:text-properties fo:font-variant="normal" fo:text-transform="none" fo:color="#333333" fo:letter-spacing="normal" fo:font-style="normal" fo:font-weight="normal" officeooo:rsid="001f3411" officeooo:paragraph-rsid="001f3411"/>
    </style:style>
    <style:style style:name="P14" style:family="paragraph" style:parent-style-name="Standard" style:list-style-name="L1">
      <style:text-properties fo:font-variant="normal" fo:text-transform="none" fo:color="#333333" fo:letter-spacing="normal" fo:font-style="normal" fo:font-weight="normal" officeooo:rsid="002196d3" officeooo:paragraph-rsid="002196d3"/>
    </style:style>
    <style:style style:name="P15" style:family="paragraph" style:parent-style-name="Standard" style:list-style-name="L1">
      <style:text-properties fo:font-variant="normal" fo:text-transform="none" fo:color="#333333" fo:letter-spacing="normal" fo:font-style="normal" fo:font-weight="normal" officeooo:rsid="002196d3" officeooo:paragraph-rsid="002196d3" fo:background-color="#ffff00"/>
    </style:style>
    <style:style style:name="P16" style:family="paragraph" style:parent-style-name="Standard" style:list-style-name="L1">
      <style:text-properties officeooo:rsid="001f9203" officeooo:paragraph-rsid="001f9203"/>
    </style:style>
    <style:style style:name="T1" style:family="text">
      <style:text-properties officeooo:rsid="00194e4e"/>
    </style:style>
    <style:style style:name="T2" style:family="text">
      <style:text-properties officeooo:rsid="0019df3f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officeooo:rsid="001f2b79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pdating G4STORK to GEANT4.10.00.p02</text:p>
      <text:p text:style-name="P1"/>
      <text:p text:style-name="P1">Changes</text:p>
      <text:p text:style-name="P1"/>
      <text:list xml:id="list5907920902238443650" text:style-name="L1">
        <text:list-item>
          <text:p text:style-name="P4">#include "G4SystemOfUnits.hh" in all files where the basic unit types are used</text:p>
          <text:list>
            <text:list-item>
              <text:p text:style-name="P6">StorkNeutronHPCSData.hh</text:p>
            </text:list-item>
            <text:list-item>
              <text:p text:style-name="P6">StorkMatPropManager.hh</text:p>
            </text:list-item>
            <text:list-item>
              <text:p text:style-name="P6">StorkVWorldConstructor.hh</text:p>
            </text:list-item>
            <text:list-item>
              <text:p text:style-name="P7">StorkParseInput.hh</text:p>
            </text:list-item>
          </text:list>
        </text:list-item>
        <text:list-item>
          <text:p text:style-name="P8">StorkPeriodicBCStepLimiter.hh</text:p>
          <text:list>
            <text:list-item>
              <text:p text:style-name="P5"><text:span text:style-name="T1">//#include "</text:span>G4Plane.hh”</text:p>
            </text:list-item>
          </text:list>
        </text:list-item>
        <text:list-item>
          <text:p text:style-name="P8">StorkNeutronProcessBuilder.hh</text:p>
          <text:list>
            <text:list-item>
              <text:p text:style-name="P9">//#include "G4LElastic.hh"</text:p>
            </text:list-item>
          </text:list>
        </text:list-item>
        <text:list-item>
          <text:p text:style-name="P10">StorkNeutronProcessBuilder.<text:span text:style-name="T2">cc</text:span></text:p>
          <text:list>
            <text:list-item>
              <text:p text:style-name="P7">//G4LElastic *theHighElasticModel = new G4LElastic();</text:p>
            </text:list-item>
            <text:list-item>
              <text:p text:style-name="P11">comment out all theHighElasticeModel</text:p>
            </text:list-item>
            <text:list-item>
              <text:p text:style-name="P12">Note this may effect the elastic scattering process</text:p>
              <text:list>
                <text:list-item>
                  <text:p text:style-name="P3"><text:span text:style-name="T4">use this model instead </text:span><text:span text:style-name="T3">#include "QGSP_BERT_HP.hh"</text:span></text:p>
                </text:list-item>
                <text:list-item>
                  <text:p text:style-name="P13">or consider BertiniCascade</text:p>
                </text:list-item>
                <text:list-item>
                  <text:p text:style-name="P14">used G4DiffuseElastic</text:p>
                </text:list-item>
                <text:list-item>
                  <text:p text:style-name="P15">note there was a potential dynamic memory leak here, <text:s/><text:span text:style-name="T2">theHighElasticModel </text:span>was never deleted</text:p>
                </text:list-item>
                <text:list-item>
                  <text:p text:style-name="P14"/>
                </text:list-item>
              </text:list>
            </text:list-item>
          </text:list>
        </text:list-item>
        <text:list-item>
          <text:p text:style-name="P8">StorkNeutronPhysicsList.hh</text:p>
          <text:list>
            <text:list-item>
              <text:p text:style-name="P8">//#include "G4LEPNeutronBuilder.hh"</text:p>
            </text:list-item>
            <text:list-item>
              <text:p text:style-name="P6">//G4LEPNeutronBuilder *theLEPNeutron</text:p>
            </text:list-item>
          </text:list>
        </text:list-item>
        <text:list-item>
          <text:p text:style-name="P6"><text:span text:style-name="T1">StorkNeutronPhysicsList.</text:span>cc</text:p>
          <text:list>
            <text:list-item>
              <text:p text:style-name="P6">comment out all theLEPNeutron</text:p>
            </text:list-item>
          </text:list>
        </text:list-item>
        <text:list-item>
          <text:p text:style-name="P6">StorkUnionSolid.hh</text:p>
          <text:list>
            <text:list-item>
              <text:p text:style-name="P6">//G4NURBS* <text:s text:c="5"/>CreateNURBS <text:s text:c="5"/>() const </text:p>
            </text:list-item>
          </text:list>
        </text:list-item>
        <text:list-item>
          <text:p text:style-name="P6">StorkUnionSolid.cc</text:p>
          <text:list>
            <text:list-item>
              <text:p text:style-name="P6">comment out G4NURBS* StorkUnionSolid::CreateNURBS function</text:p>
            </text:list-item>
            <text:list-item>
              <text:p text:style-name="P6">//#include "G4NURBS.hh"</text:p>
            </text:list-item>
          </text:list>
        </text:list-item>
        <text:list-item>
          <text:p text:style-name="P11">StorkMatPropChange.hh</text:p>
          <text:list>
            <text:list-item>
              <text:p text:style-name="P11">rename object m to mat so it doesn't conflict with unit</text:p>
            </text:list-item>
          </text:list>
        </text:list-item>
        <text:list-item>
          <text:p text:style-name="P16">StorkVWorldConstructor.cc</text:p>
          <text:list>
            <text:list-item>
              <text:p text:style-name="P16">replace position with “position” since position is now a keyword in GEANT4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6-26T18:34:10.489867637</meta:creation-date>
    <dc:date>2014-07-03T18:55:46.917338462</dc:date>
    <dc:creator>Wesley Ford</dc:creator>
    <meta:editing-duration>PT4H50M3S</meta:editing-duration>
    <meta:editing-cycles>5</meta:editing-cycles>
    <meta:generator>LibreOffice/4.2.5.2$Linux_X86_64 LibreOffice_project/420$Build-2</meta:generator>
    <meta:document-statistic meta:table-count="0" meta:image-count="0" meta:object-count="0" meta:page-count="1" meta:paragraph-count="34" meta:word-count="149" meta:character-count="1190" meta:non-whitespace-character-count="1094"/>
  </office:meta>
</office:document-meta>
</file>